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f91e9" officeooo:paragraph-rsid="000f91e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91e9" officeooo:paragraph-rsid="000f91e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91e9" officeooo:paragraph-rsid="000f91e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1cd6f" officeooo:paragraph-rsid="0011cd6f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</text:p>
      <text:p text:style-name="P2"/>
      <text:p text:style-name="P2">La base de donnée centrale de l’application est constitué d’une SGBD performante et stable. Le choix se portera sur PostgreSQL. Il y aura à côté les fichiers comme les articles complets.</text:p>
      <text:p text:style-name="P2"/>
      <text:p text:style-name="P2"/>
      <text:p text:style-name="P4">Chaque document représente une table nécessaire dans la base de donnée pour l’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07:17.590535445</meta:creation-date>
    <meta:generator>LibreOffice/6.4.7.2$Linux_X86_64 LibreOffice_project/40$Build-2</meta:generator>
    <dc:date>2022-03-24T21:25:04.526907773</dc:date>
    <meta:editing-duration>PT2M20S</meta:editing-duration>
    <meta:editing-cycles>3</meta:editing-cycles>
    <meta:document-statistic meta:table-count="0" meta:image-count="0" meta:object-count="0" meta:page-count="1" meta:paragraph-count="3" meta:word-count="47" meta:character-count="289" meta:non-whitespace-character-count="245"/>
  </office:meta>
</office:document-meta>
</file>